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B00000225C7CD136E0144C8A6.png" manifest:media-type="image/png"/>
  <manifest:file-entry manifest:full-path="Pictures/100000000000039000000111E16F6A2E23F17E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0in" svg:y="0in" svg:width="6.9252in" svg:height="2.0728in" draw:z-index="1"><draw:image xlink:href="Pictures/100000000000039000000111E16F6A2E23F17EB8.png" xlink:type="simple" xlink:show="embed" xlink:actuate="onLoad" loext:mime-type="image/png"/></draw:frame></text:p>
      <text:p text:style-name="Standard"/>
      <text:p text:style-name="Standard"><draw:frame draw:style-name="fr2" draw:name="Image1" text:anchor-type="char" svg:width="4.6146in" svg:height="5.7189in" draw:z-index="0"><draw:image xlink:href="Pictures/10000000000001BB00000225C7CD136E0144C8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2:16:08.965762928</meta:creation-date>
    <dc:date>2023-01-07T13:07:32.508920194</dc:date>
    <meta:editing-duration>PT51M23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